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HALF MIRROR BALL</text:span> </text:p>
      <text:p text:style-name="Standard"/>
      <text:p text:style-name="Standard"/>
      <text:p text:style-name="Text_20_body"><text:span text:style-name="Strong_20_Emphasis">Features</text:span></text:p>
      <text:list xml:id="list2825322559209320707" text:style-name="L1">
        <text:list-item>
          <text:p text:style-name="P3">Exact alignment of the mirror facets </text:p>
        </text:list-item>
        <text:list-item>
          <text:p text:style-name="P3">Genuine glass mirror facets 10 x 10 mm </text:p>
        </text:list-item>
        <text:list-item>
          <text:p text:style-name="P3">Powerful motor already installed </text:p>
        </text:list-item>
        <text:list-item>
          <text:p text:style-name="P1">Only for ceiling mounting </text:p>
        </text:list-item>
      </text:list>
      <text:p text:style-name="Text_20_body"><text:span text:style-name="Strong_20_Emphasis">Specifications</text:span></text:p>
      <text:list xml:id="list5085689287979125134" text:style-name="L2">
        <text:list-item>
          <text:p text:style-name="P4">Diameter: 40 cm </text:p>
        </text:list-item>
        <text:list-item>
          <text:p text:style-name="P4">Height: 21 cm </text:p>
        </text:list-item>
        <text:list-item>
          <text:p text:style-name="P2">Weight: 3.3 kg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$Win32 OpenOffice.org_project/411m6$Build-9775</meta:generator>
    <dc:date>2018-02-25T23:10:18.47</dc:date>
    <meta:document-statistic meta:table-count="0" meta:image-count="0" meta:object-count="0" meta:page-count="1" meta:paragraph-count="10" meta:word-count="43" meta:character-count="226"/>
    <dc:creator>Marti </dc:creator>
    <meta:user-defined meta:name="Info 1"/>
    <meta:user-defined meta:name="Info 2"/>
    <meta:user-defined meta:name="Info 3"/>
    <meta:user-defined meta:name="Info 4"/>
  </office:meta>
</office:document-meta>
</file>